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es" fo:country="MX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font-size="36pt" style:font-size-asian="36pt" style:font-size-complex="36pt" fo:language="es" fo:country="MX"/>
    </style:style>
    <style:style style:name="T4" style:parent-style-name="Fuentedepárrafopredeter." style:family="text">
      <style:text-properties fo:font-size="36pt" style:font-size-asian="36pt" style:font-size-complex="36pt" fo:language="es" fo:country="MX"/>
    </style:style>
    <style:style style:name="T5" style:parent-style-name="Fuentedepárrafopredeter." style:family="text">
      <style:text-properties fo:font-size="36pt" style:font-size-asian="36pt" style:font-size-complex="36pt" fo:language="es" fo:country="MX"/>
    </style:style>
    <style:style style:name="P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7" style:parent-style-name="Standard" style:family="paragraph">
      <style:paragraph-properties fo:text-align="center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10" style:family="table-column">
      <style:table-column-properties style:column-width="2.5in" style:use-optimal-column-width="false"/>
    </style:style>
    <style:style style:name="TableColumn11" style:family="table-column">
      <style:table-column-properties style:column-width="4.7597in" style:use-optimal-column-width="false"/>
    </style:style>
    <style:style style:name="Table9" style:family="table">
      <style:table-properties style:width="7.2597in" fo:margin-left="0in" table:align="left"/>
    </style:style>
    <style:style style:name="TableRow12" style:family="table-row">
      <style:table-row-properties style:row-height="0.5534in" style:use-optimal-row-height="false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1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1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8" style:parent-style-name="TableContents" style:family="paragraph">
      <style:text-properties fo:language="es" fo:country="MX"/>
    </style:style>
    <style:style style:name="TableRow19" style:family="table-row">
      <style:table-row-properties style:row-height="0.5986in"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2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2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25" style:parent-style-name="TableContents" style:family="paragraph">
      <style:text-properties fo:language="es" fo:country="MX"/>
    </style:style>
    <style:style style:name="TableRow26" style:family="table-row">
      <style:table-row-properties style:row-height="0.55in" style:use-optimal-row-height="false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2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2" style:parent-style-name="TableContents" style:family="paragraph">
      <style:text-properties fo:language="es" fo:country="MX"/>
    </style:style>
    <style:style style:name="TableRow33" style:family="table-row">
      <style:table-row-properties style:row-height="0.5534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9" style:parent-style-name="TableContents" style:family="paragraph">
      <style:text-properties fo:language="es" fo:country="MX"/>
    </style:style>
    <style:style style:name="TableRow40" style:family="table-row">
      <style:table-row-properties style:row-height="0.55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6" style:parent-style-name="TableContents" style:family="paragraph">
      <style:text-properties fo:language="es" fo:country="MX"/>
    </style:style>
    <style:style style:name="TableRow47" style:family="table-row">
      <style:table-row-properties style:row-height="0.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2" style:family="table-row">
      <style:table-row-properties style:row-height="0.5631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7" style:parent-style-name="TableContents" style:family="paragraph">
      <style:text-properties fo:language="es" fo:country="MX"/>
    </style:style>
    <style:style style:name="TableRow58" style:family="table-row">
      <style:table-row-properties style:row-height="0.5541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4" style:parent-style-name="TableContents" style:family="paragraph">
      <style:text-properties fo:language="es" fo:country="MX"/>
    </style:style>
    <style:style style:name="TableRow65" style:family="table-row">
      <style:table-row-properties style:row-height="0.5493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</style:style>
    <style:style style:name="T6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text-properties fo:language="es" fo:country="MX"/>
    </style:style>
    <style:style style:name="TableRow73" style:family="table-row">
      <style:table-row-properties style:row-height="0.6208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</style:style>
    <style:style style:name="T77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5" style:parent-style-name="Standard" style:family="paragraph">
      <style:text-properties fo:language="es" fo:country="MX"/>
    </style:style>
    <style:style style:name="T86" style:parent-style-name="Fuentedepárrafopredeter." style:family="text">
      <style:text-properties fo:language="es" fo:country="MX"/>
    </style:style>
    <style:style style:name="T87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88" style:parent-style-name="Normal" style:family="paragraph">
      <style:text-properties style:font-name="Times New Roman" style:font-name-complex="Times New Roman" fo:font-size="11pt" style:font-size-asian="11pt" style:font-size-complex="11pt" fo:language="es" fo:country="MX"/>
    </style:style>
    <style:style style:name="P89" style:parent-style-name="Normal" style:family="paragraph">
      <style:text-properties style:font-name="Times New Roman" style:font-name-complex="Times New Roman" fo:font-size="11pt" style:font-size-asian="11pt" style:font-size-complex="11pt" fo:language="es" fo:country="MX"/>
    </style:style>
    <style:style style:name="P90" style:parent-style-name="Normal" style:family="paragraph">
      <style:text-properties style:font-name="Times New Roman" style:font-name-complex="Times New Roman" fo:font-size="11pt" style:font-size-asian="11pt" style:font-size-complex="11pt" fo:language="es" fo:country="MX"/>
    </style:style>
    <style:style style:name="P91" style:parent-style-name="Normal" style:family="paragraph">
      <style:text-properties style:font-name="Times New Roman" style:font-name-complex="Times New Roman" fo:font-size="11pt" style:font-size-asian="11pt" style:font-size-complex="11pt" fo:language="es" fo:country="MX"/>
    </style:style>
    <style:style style:name="P92" style:parent-style-name="Normal" style:family="paragraph">
      <style:text-properties style:font-name="Times New Roman" style:font-name-complex="Times New Roman" fo:font-size="11pt" style:font-size-asian="11pt" style:font-size-complex="11pt" fo:language="es" fo:country="MX"/>
    </style:style>
    <style:style style:name="P93" style:parent-style-name="Normal" style:family="paragraph">
      <style:text-properties style:font-name="Times New Roman" style:font-name-complex="Times New Roman" fo:font-size="11pt" style:font-size-asian="11pt" style:font-size-complex="11pt" fo:language="es" fo:country="MX"/>
    </style:style>
    <style:style style:name="P94" style:parent-style-name="Normal" style:family="paragraph">
      <style:text-properties style:font-name="Times New Roman" style:font-name-complex="Times New Roman" fo:font-size="11pt" style:font-size-asian="11pt" style:font-size-complex="11pt" fo:language="es" fo:country="MX"/>
    </style:style>
    <style:style style:name="P95" style:parent-style-name="Párrafodelista" style:family="paragraph">
      <style:text-properties style:font-name="Times New Roman"/>
    </style:style>
    <style:style style:name="P96" style:parent-style-name="Párrafodelista" style:family="paragraph">
      <style:text-properties style:font-name="Times New Roman"/>
    </style:style>
    <style:style style:name="P97" style:parent-style-name="Normal" style:family="paragraph">
      <style:text-properties style:font-name="Times New Roman" fo:language="es" fo:country="MX"/>
    </style:style>
    <style:style style:name="P98" style:parent-style-name="Normal" style:family="paragraph">
      <style:text-properties style:font-name="Times New Roman" fo:language="es" fo:country="MX"/>
    </style:style>
    <style:style style:name="P99" style:parent-style-name="Normal" style:family="paragraph">
      <style:text-properties style:font-name="Times New Roman" fo:language="es" fo:country="MX"/>
    </style:style>
    <style:style style:name="P100" style:parent-style-name="Normal" style:family="paragraph">
      <style:paragraph-properties fo:widows="2" fo:orphans="2" style:vertical-align="auto"/>
      <style:text-properties style:font-name="Times New Roman" style:font-name-complex="Times New Roman" fo:color="#000000" fo:font-size="11pt" style:font-size-asian="11pt" style:font-size-complex="11pt" fo:language="es" fo:country="MX" fo:hyphenate="true"/>
    </style:style>
    <style:style style:name="P101" style:parent-style-name="Normal" style:family="paragraph">
      <style:paragraph-properties fo:widows="2" fo:orphans="2" style:vertical-align="auto"/>
      <style:text-properties style:font-name="Times New Roman" style:font-name-complex="Times New Roman" fo:color="#000000" fo:font-size="11pt" style:font-size-asian="11pt" style:font-size-complex="11pt" fo:language="es" fo:country="MX" fo:hyphenate="true"/>
    </style:style>
    <style:style style:name="P102" style:parent-style-name="Párrafodelista" style:family="paragraph">
      <style:text-properties style:font-name="Times New Roman" fo:color="#000000"/>
    </style:style>
    <style:style style:name="P103" style:parent-style-name="Párrafodelista" style:family="paragraph">
      <style:text-properties style:font-name="Times New Roman" fo:color="#000000"/>
    </style:style>
    <style:style style:name="P104" style:parent-style-name="Párrafodelista" style:family="paragraph">
      <style:text-properties style:font-name="Times New Roman" fo:color="#000000"/>
    </style:style>
    <style:style style:name="P105" style:parent-style-name="Párrafodelista" style:family="paragraph"/>
    <style:style style:name="T106" style:parent-style-name="Fuentedepárrafopredeter." style:family="text">
      <style:text-properties style:font-name="Times New Roman"/>
    </style:style>
    <style:style style:name="P107" style:parent-style-name="Párrafodelista" style:family="paragraph">
      <style:paragraph-properties fo:text-align="center"/>
      <style:text-properties style:font-name="Times New Roman"/>
    </style:style>
    <style:style style:name="P108" style:parent-style-name="Párrafodelista" style:family="paragraph">
      <style:paragraph-properties fo:text-align="center"/>
      <style:text-properties style:font-name="Times New Roman"/>
    </style:style>
    <style:style style:name="P109" style:parent-style-name="Párrafodelista" style:family="paragraph">
      <style:paragraph-properties fo:text-align="center"/>
      <style:text-properties style:font-name="Times New Roman"/>
    </style:style>
    <style:style style:name="P110" style:parent-style-name="Párrafodelista" style:family="paragraph">
      <style:paragraph-properties fo:text-align="center"/>
      <style:text-properties style:font-name="Times New Roman"/>
    </style:style>
    <style:style style:name="P111" style:parent-style-name="Párrafodelista" style:family="paragraph">
      <style:paragraph-properties fo:text-align="center"/>
    </style:style>
    <style:style style:name="T112" style:parent-style-name="Fuentedepárrafopredeter." style:family="text">
      <style:text-properties style:font-name="Times New Roman"/>
    </style:style>
    <style:style style:name="P113" style:parent-style-name="Párrafodelista" style:family="paragraph">
      <style:text-properties style:font-name="Times New Roman" fo:color="#000000"/>
    </style:style>
    <style:style style:name="P114" style:parent-style-name="Párrafodelista" style:family="paragraph">
      <style:text-properties style:font-name="Times New Roman" fo:color="#000000"/>
    </style:style>
    <style:style style:name="P115" style:parent-style-name="Párrafodelista" style:family="paragraph">
      <style:text-properties style:font-name="Times New Roman" fo:color="#000000"/>
    </style:style>
    <style:style style:name="P116" style:parent-style-name="Párrafodelista" style:family="paragraph">
      <style:text-properties style:font-name="Times New Roman" fo:color="#000000"/>
    </style:style>
    <style:style style:name="P117" style:parent-style-name="Párrafodelista" style:family="paragraph">
      <style:text-properties style:font-name="Times New Roman" fo:color="#000000"/>
    </style:style>
    <style:style style:name="P11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1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background-color="#EA9999" fo:language="es" fo:country="MX" style:language-asian="es" style:country-asian="MX" style:language-complex="ar" style:country-complex="SA" fo:hyphenate="true"/>
    </style:style>
    <style:style style:name="P12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background-color="#EA9999" fo:language="es" fo:country="MX" style:language-asian="es" style:country-asian="MX" style:language-complex="ar" style:country-complex="SA" fo:hyphenate="true"/>
    </style:style>
    <style:style style:name="P12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background-color="#EA9999" fo:language="es" fo:country="MX" style:language-asian="es" style:country-asian="MX" style:language-complex="ar" style:country-complex="SA" fo:hyphenate="true"/>
    </style:style>
    <style:style style:name="P12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background-color="#EA9999" fo:language="es" fo:country="MX" style:language-asian="es" style:country-asian="MX" style:language-complex="ar" style:country-complex="SA" fo:hyphenate="true"/>
    </style:style>
    <style:style style:name="P12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24" style:parent-style-name="Normal" style:family="paragraph">
      <style:paragraph-properties fo:widows="2" fo:orphans="2" style:vertical-align="auto"/>
      <style:text-properties fo:hyphenate="true"/>
    </style:style>
    <style:style style:name="T125" style:parent-style-name="Fuentedepárrafopredeter." style:family="text">
      <style:text-properties style:font-name="Arial Narrow" style:font-name-asian="Times New Roman" style:font-name-complex="Arial" fo:font-style="italic" style:font-style-asian="italic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7" style:parent-style-name="Normal" style:family="paragraph">
      <style:paragraph-properties fo:widows="2" fo:orphans="2" style:vertical-align="auto"/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28" style:parent-style-name="Normal" style:family="paragraph">
      <style:paragraph-properties fo:widows="2" fo:orphans="2" style:vertical-align="auto"/>
      <style:text-properties fo:hyphenate="true"/>
    </style:style>
    <style:style style:name="T129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30" style:parent-style-name="Normal" style:family="paragraph">
      <style:paragraph-properties fo:widows="2" fo:orphans="2" style:vertical-align="auto"/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31" style:parent-style-name="Normal" style:family="paragraph">
      <style:paragraph-properties fo:widows="2" fo:orphans="2" style:vertical-align="auto"/>
      <style:text-properties fo:hyphenate="true"/>
    </style:style>
    <style:style style:name="T132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33" style:parent-style-name="Normal" style:family="paragraph">
      <style:paragraph-properties fo:widows="2" fo:orphans="2" style:vertical-align="auto"/>
      <style:text-properties fo:hyphenate="true"/>
    </style:style>
    <style:style style:name="T134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35" style:parent-style-name="Normal" style:family="paragraph">
      <style:paragraph-properties fo:widows="2" fo:orphans="2" style:vertical-align="auto"/>
      <style:text-properties fo:hyphenate="true"/>
    </style:style>
    <style:style style:name="T136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background-color="#FFFFFF" fo:language="es" fo:country="MX" style:language-asian="es" style:country-asian="MX" style:language-complex="ar" style:country-complex="SA"/>
    </style:style>
    <style:style style:name="P137" style:parent-style-name="Normal" style:family="paragraph">
      <style:paragraph-properties fo:widows="2" fo:orphans="2" style:vertical-align="auto"/>
      <style:text-properties fo:hyphenate="true"/>
    </style:style>
    <style:style style:name="T138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background-color="#FFFFFF" fo:language="es" fo:country="MX" style:language-asian="es" style:country-asian="MX" style:language-complex="ar" style:country-complex="SA"/>
    </style:style>
    <style:style style:name="P139" style:parent-style-name="Normal" style:family="paragraph">
      <style:paragraph-properties fo:widows="2" fo:orphans="2" style:vertical-align="auto"/>
      <style:text-properties fo:hyphenate="true"/>
    </style:style>
    <style:style style:name="T140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41" style:parent-style-name="Normal" style:family="paragraph">
      <style:paragraph-properties fo:widows="2" fo:orphans="2" fo:text-align="center" style:vertical-align="auto"/>
      <style:text-properties fo:hyphenate="true"/>
    </style:style>
    <style:style style:name="T14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EA9999" fo:language="es" fo:country="MX" style:language-asian="es" style:country-asian="MX" style:language-complex="ar" style:country-complex="SA"/>
    </style:style>
    <style:style style:name="P14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44" style:parent-style-name="Normal" style:family="paragraph">
      <style:paragraph-properties fo:widows="2" fo:orphans="2" style:vertical-align="auto"/>
      <style:text-properties fo:hyphenate="true"/>
    </style:style>
    <style:style style:name="T14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46" style:parent-style-name="Normal" style:family="paragraph">
      <style:paragraph-properties fo:widows="2" fo:orphans="2" style:vertical-align="auto"/>
      <style:text-properties fo:hyphenate="true"/>
    </style:style>
    <style:style style:name="T147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49" style:parent-style-name="Normal" style:family="paragraph">
      <style:paragraph-properties fo:widows="2" fo:orphans="2" style:vertical-align="auto"/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50" style:parent-style-name="Normal" style:family="paragraph">
      <style:paragraph-properties fo:widows="2" fo:orphans="2" style:vertical-align="auto"/>
      <style:text-properties fo:hyphenate="true"/>
    </style:style>
    <style:style style:name="T15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52" style:parent-style-name="Normal" style:family="paragraph">
      <style:paragraph-properties fo:widows="2" fo:orphans="2" style:vertical-align="auto"/>
      <style:text-properties fo:hyphenate="true"/>
    </style:style>
    <style:style style:name="T153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54" style:parent-style-name="Normal" style:family="paragraph">
      <style:paragraph-properties fo:widows="2" fo:orphans="2" style:vertical-align="auto" fo:margin-left="0.75in">
        <style:tab-stops/>
      </style:paragraph-properties>
      <style:text-properties fo:hyphenate="true"/>
    </style:style>
    <style:style style:name="T15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56" style:parent-style-name="Normal" style:family="paragraph">
      <style:paragraph-properties fo:widows="2" fo:orphans="2" style:vertical-align="auto" fo:margin-left="0.75in" fo:text-indent="0.25in">
        <style:tab-stops/>
      </style:paragraph-properties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57" style:parent-style-name="Normal" style:family="paragraph">
      <style:paragraph-properties fo:widows="2" fo:orphans="2" style:vertical-align="auto" fo:margin-left="0.75in">
        <style:tab-stops/>
      </style:paragraph-properties>
      <style:text-properties fo:hyphenate="true"/>
    </style:style>
    <style:style style:name="T158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59" style:parent-style-name="Normal" style:family="paragraph">
      <style:paragraph-properties fo:widows="2" fo:orphans="2" style:vertical-align="auto" fo:margin-left="0.75in">
        <style:tab-stops/>
      </style:paragraph-properties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60" style:parent-style-name="Normal" style:family="paragraph">
      <style:paragraph-properties fo:widows="2" fo:orphans="2" style:vertical-align="auto" fo:margin-left="0.75in">
        <style:tab-stops/>
      </style:paragraph-properties>
      <style:text-properties fo:hyphenate="true"/>
    </style:style>
    <style:style style:name="T16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62" style:parent-style-name="Normal" style:family="paragraph">
      <style:paragraph-properties fo:widows="2" fo:orphans="2" style:vertical-align="auto" fo:margin-left="0.75in">
        <style:tab-stops/>
      </style:paragraph-properties>
      <style:text-properties fo:hyphenate="true"/>
    </style:style>
    <style:style style:name="T163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64" style:parent-style-name="Normal" style:family="paragraph">
      <style:paragraph-properties fo:widows="2" fo:orphans="2" style:vertical-align="auto" fo:margin-left="0.75in">
        <style:tab-stops/>
      </style:paragraph-properties>
      <style:text-properties fo:hyphenate="true"/>
    </style:style>
    <style:style style:name="T16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66" style:parent-style-name="Normal" style:family="paragraph">
      <style:paragraph-properties fo:widows="2" fo:orphans="2" style:vertical-align="auto"/>
      <style:text-properties fo:hyphenate="true"/>
    </style:style>
    <style:style style:name="T167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68" style:parent-style-name="Normal" style:family="paragraph">
      <style:paragraph-properties fo:widows="2" fo:orphans="2" fo:text-align="center" style:vertical-align="auto"/>
      <style:text-properties fo:hyphenate="true"/>
    </style:style>
    <style:style style:name="T16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EA9999" fo:language="es" fo:country="MX" style:language-asian="es" style:country-asian="MX" style:language-complex="ar" style:country-complex="SA"/>
    </style:style>
    <style:style style:name="P170" style:parent-style-name="Normal" style:family="paragraph">
      <style:paragraph-properties fo:widows="2" fo:orphans="2" style:vertical-align="auto"/>
      <style:text-properties fo:hyphenate="true"/>
    </style:style>
    <style:style style:name="T17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72" style:parent-style-name="Normal" style:family="paragraph">
      <style:paragraph-properties fo:widows="2" fo:orphans="2" style:vertical-align="auto" fo:margin-left="0.5in">
        <style:tab-stops/>
      </style:paragraph-properties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73" style:parent-style-name="Normal" style:family="paragraph">
      <style:paragraph-properties fo:widows="2" fo:orphans="2" style:vertical-align="auto" fo:margin-left="0.5in">
        <style:tab-stops/>
      </style:paragraph-properties>
      <style:text-properties style:font-name="Arial Narrow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74" style:parent-style-name="Normal" style:family="paragraph">
      <style:paragraph-properties fo:widows="2" fo:orphans="2" style:vertical-align="auto"/>
      <style:text-properties fo:hyphenate="true"/>
    </style:style>
    <style:style style:name="T17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76" style:parent-style-name="Normal" style:family="paragraph">
      <style:paragraph-properties fo:widows="2" fo:orphans="2" style:vertical-align="auto"/>
      <style:text-properties fo:hyphenate="true"/>
    </style:style>
    <style:style style:name="T177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78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179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80" style:parent-style-name="Normal" style:family="paragraph">
      <style:paragraph-properties fo:widows="2" fo:orphans="2" style:vertical-align="auto" fo:margin-left="0.5in" fo:text-indent="0.5in">
        <style:tab-stops/>
      </style:paragraph-properties>
      <style:text-properties fo:hyphenate="true"/>
    </style:style>
    <style:style style:name="T18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82" style:parent-style-name="Normal" style:family="paragraph">
      <style:paragraph-properties fo:widows="2" fo:orphans="2" style:vertical-align="auto"/>
      <style:text-properties fo:hyphenate="true"/>
    </style:style>
    <style:style style:name="T183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84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8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86" style:parent-style-name="Normal" style:family="paragraph">
      <style:paragraph-properties fo:widows="2" fo:orphans="2" style:vertical-align="auto" fo:margin-left="0.5in">
        <style:tab-stops/>
      </style:paragraph-properties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87" style:parent-style-name="Normal" style:family="paragraph">
      <style:paragraph-properties fo:widows="2" fo:orphans="2" style:vertical-align="auto" fo:margin-left="0.5in">
        <style:tab-stops/>
      </style:paragraph-properties>
      <style:text-properties style:font-name="Arial Narrow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88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189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90" style:parent-style-name="Normal" style:family="paragraph">
      <style:paragraph-properties fo:widows="2" fo:orphans="2" style:vertical-align="auto" fo:margin-left="0.5in" fo:text-indent="0.5in">
        <style:tab-stops/>
      </style:paragraph-properties>
      <style:text-properties fo:hyphenate="true"/>
    </style:style>
    <style:style style:name="T19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92" style:parent-style-name="Normal" style:family="paragraph">
      <style:paragraph-properties fo:widows="2" fo:orphans="2" style:vertical-align="auto" fo:margin-left="1in" fo:text-indent="0.5in">
        <style:tab-stops/>
      </style:paragraph-properties>
      <style:text-properties fo:hyphenate="true"/>
    </style:style>
    <style:style style:name="T193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94" style:parent-style-name="Normal" style:family="paragraph">
      <style:paragraph-properties fo:widows="2" fo:orphans="2" style:vertical-align="auto" fo:text-indent="0.5in"/>
      <style:text-properties fo:hyphenate="true"/>
    </style:style>
    <style:style style:name="T19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96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97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98" style:parent-style-name="Normal" style:family="paragraph">
      <style:paragraph-properties fo:widows="2" fo:orphans="2" style:vertical-align="auto" fo:margin-left="0.5in" fo:text-indent="0.5in">
        <style:tab-stops/>
      </style:paragraph-properties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99" style:parent-style-name="Normal" style:family="paragraph">
      <style:paragraph-properties fo:widows="2" fo:orphans="2" style:vertical-align="auto"/>
      <style:text-properties fo:hyphenate="true"/>
    </style:style>
    <style:style style:name="T200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0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02" style:parent-style-name="Normal" style:family="paragraph">
      <style:paragraph-properties fo:widows="2" fo:orphans="2" style:vertical-align="auto" fo:margin-left="0.5in" fo:text-indent="0.5in">
        <style:tab-stops/>
      </style:paragraph-properties>
      <style:text-properties style:font-name="Arial Narrow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03" style:parent-style-name="Normal" style:family="paragraph">
      <style:paragraph-properties fo:widows="2" fo:orphans="2" style:vertical-align="auto"/>
      <style:text-properties fo:hyphenate="true"/>
    </style:style>
    <style:style style:name="T204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0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06" style:parent-style-name="Normal" style:family="paragraph">
      <style:paragraph-properties fo:widows="2" fo:orphans="2" style:vertical-align="auto"/>
      <style:text-properties fo:hyphenate="true"/>
    </style:style>
    <style:style style:name="T207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08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09" style:parent-style-name="Normal" style:family="paragraph">
      <style:paragraph-properties fo:widows="2" fo:orphans="2" style:vertical-align="auto"/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10" style:parent-style-name="Normal" style:family="paragraph">
      <style:paragraph-properties fo:widows="2" fo:orphans="2" style:vertical-align="auto"/>
      <style:text-properties style:font-name="Arial Narrow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11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212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13" style:parent-style-name="Normal" style:family="paragraph">
      <style:paragraph-properties fo:widows="2" fo:orphans="2" style:vertical-align="auto"/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14" style:parent-style-name="Normal" style:family="paragraph">
      <style:paragraph-properties fo:widows="2" fo:orphans="2" style:vertical-align="auto"/>
      <style:text-properties style:font-name="Arial Narrow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15" style:parent-style-name="NormalWeb" style:family="paragraph">
      <style:paragraph-properties fo:text-align="center" fo:margin-top="0in" fo:margin-bottom="0in"/>
    </style:style>
    <style:style style:name="T216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EA9999"/>
    </style:style>
    <style:style style:name="P21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18" style:parent-style-name="Normal" style:family="paragraph">
      <style:paragraph-properties fo:widows="2" fo:orphans="2" style:vertical-align="auto"/>
      <style:text-properties fo:hyphenate="true"/>
    </style:style>
    <style:style style:name="T219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0" style:parent-style-name="Normal" style:family="paragraph">
      <style:paragraph-properties fo:widows="2" fo:orphans="2" style:vertical-align="auto"/>
      <style:text-properties fo:hyphenate="true"/>
    </style:style>
    <style:style style:name="T22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2" style:parent-style-name="Normal" style:family="paragraph">
      <style:paragraph-properties fo:widows="2" fo:orphans="2" style:vertical-align="auto"/>
      <style:text-properties fo:hyphenate="true"/>
    </style:style>
    <style:style style:name="T223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4" style:parent-style-name="Normal" style:family="paragraph">
      <style:paragraph-properties fo:widows="2" fo:orphans="2" style:vertical-align="auto"/>
      <style:text-properties fo:hyphenate="true"/>
    </style:style>
    <style:style style:name="T22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6" style:parent-style-name="Normal" style:family="paragraph">
      <style:paragraph-properties fo:widows="2" fo:orphans="2" style:vertical-align="auto" fo:margin-left="0.75in" fo:text-indent="0.25in">
        <style:tab-stops/>
      </style:paragraph-properties>
      <style:text-properties fo:hyphenate="true"/>
    </style:style>
    <style:style style:name="T227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28" style:parent-style-name="Normal" style:family="paragraph">
      <style:paragraph-properties fo:widows="2" fo:orphans="2" style:vertical-align="auto" fo:margin-left="0.75in" fo:text-indent="0.25in">
        <style:tab-stops/>
      </style:paragraph-properties>
      <style:text-properties fo:hyphenate="true"/>
    </style:style>
    <style:style style:name="T229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30" style:parent-style-name="Normal" style:family="paragraph">
      <style:paragraph-properties fo:widows="2" fo:orphans="2" style:vertical-align="auto" fo:text-indent="0.5in"/>
      <style:text-properties fo:hyphenate="true"/>
    </style:style>
    <style:style style:name="T23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32" style:parent-style-name="Normal" style:family="paragraph">
      <style:paragraph-properties fo:widows="2" fo:orphans="2" style:vertical-align="auto"/>
      <style:text-properties fo:hyphenate="true"/>
    </style:style>
    <style:style style:name="T233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34" style:parent-style-name="Normal" style:family="paragraph">
      <style:paragraph-properties fo:widows="2" fo:orphans="2" style:vertical-align="auto"/>
      <style:text-properties style:font-name="Arial Narrow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3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background-color="#EA9999" fo:language="es" fo:country="MX" style:language-asian="es" style:country-asian="MX" style:language-complex="ar" style:country-complex="SA" fo:hyphenate="true"/>
    </style:style>
    <style:style style:name="P23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37" style:parent-style-name="Normal" style:family="paragraph">
      <style:paragraph-properties fo:widows="2" fo:orphans="2" style:vertical-align="auto"/>
      <style:text-properties fo:hyphenate="true"/>
    </style:style>
    <style:style style:name="T238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39" style:parent-style-name="Normal" style:family="paragraph">
      <style:paragraph-properties fo:widows="2" fo:orphans="2" style:vertical-align="auto"/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40" style:parent-style-name="Normal" style:family="paragraph">
      <style:paragraph-properties fo:widows="2" fo:orphans="2" style:vertical-align="auto"/>
      <style:text-properties style:font-name="Arial Narrow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41" style:parent-style-name="Normal" style:family="paragraph">
      <style:paragraph-properties fo:widows="2" fo:orphans="2" style:vertical-align="auto"/>
      <style:text-properties fo:hyphenate="true"/>
    </style:style>
    <style:style style:name="T242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43" style:parent-style-name="Normal" style:family="paragraph">
      <style:paragraph-properties fo:widows="2" fo:orphans="2" style:vertical-align="auto"/>
      <style:text-properties fo:hyphenate="true"/>
    </style:style>
    <style:style style:name="T244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45" style:parent-style-name="Normal" style:family="paragraph">
      <style:paragraph-properties fo:widows="2" fo:orphans="2" style:vertical-align="auto"/>
      <style:text-properties fo:hyphenate="true"/>
    </style:style>
    <style:style style:name="T246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47" style:parent-style-name="Normal" style:family="paragraph">
      <style:paragraph-properties fo:widows="2" fo:orphans="2" style:vertical-align="auto">
        <style:tab-stops>
          <style:tab-stop style:type="left" style:position="0.9062in"/>
        </style:tab-stops>
      </style:paragraph-properties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248" style:parent-style-name="Normal" style:family="paragraph">
      <style:paragraph-properties fo:widows="2" fo:orphans="2" style:vertical-align="auto">
        <style:tab-stops>
          <style:tab-stop style:type="left" style:position="0.9062in"/>
        </style:tab-stops>
      </style:paragraph-properties>
      <style:text-properties style:font-name="Arial Narrow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249" style:parent-style-name="Normal" style:family="paragraph">
      <style:paragraph-properties fo:widows="2" fo:orphans="2" style:vertical-align="auto" fo:text-indent="0.5in"/>
      <style:text-properties fo:hyphenate="true"/>
    </style:style>
    <style:style style:name="T250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51" style:parent-style-name="Normal" style:family="paragraph">
      <style:paragraph-properties fo:widows="2" fo:orphans="2" style:vertical-align="auto" fo:margin-left="0.75in" fo:text-indent="0.25in">
        <style:tab-stops/>
      </style:paragraph-properties>
      <style:text-properties fo:hyphenate="true"/>
    </style:style>
    <style:style style:name="T252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253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54" style:parent-style-name="Normal" style:family="paragraph">
      <style:paragraph-properties fo:widows="2" fo:orphans="2" style:vertical-align="auto" fo:margin-left="1.25in" fo:text-indent="0.25in">
        <style:tab-stops/>
      </style:paragraph-properties>
      <style:text-properties fo:hyphenate="true"/>
    </style:style>
    <style:style style:name="T25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56" style:parent-style-name="Normal" style:family="paragraph">
      <style:paragraph-properties fo:widows="2" fo:orphans="2" style:vertical-align="auto" fo:margin-left="0.5in" fo:text-indent="0.5in">
        <style:tab-stops/>
      </style:paragraph-properties>
      <style:text-properties fo:hyphenate="true"/>
    </style:style>
    <style:style style:name="T257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58" style:parent-style-name="Normal" style:family="paragraph">
      <style:paragraph-properties fo:widows="2" fo:orphans="2" style:vertical-align="auto" fo:margin-left="1in" fo:text-indent="0.5in">
        <style:tab-stops/>
      </style:paragraph-properties>
      <style:text-properties fo:hyphenate="true"/>
    </style:style>
    <style:style style:name="T259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60" style:parent-style-name="Normal" style:family="paragraph">
      <style:paragraph-properties fo:widows="2" fo:orphans="2" style:vertical-align="auto" fo:margin-left="1in">
        <style:tab-stops/>
      </style:paragraph-properties>
      <style:text-properties fo:hyphenate="true"/>
    </style:style>
    <style:style style:name="T26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62" style:parent-style-name="Normal" style:family="paragraph">
      <style:paragraph-properties fo:widows="2" fo:orphans="2" style:vertical-align="auto" fo:margin-left="1in" fo:text-indent="0.5in">
        <style:tab-stops/>
      </style:paragraph-properties>
      <style:text-properties fo:hyphenate="true"/>
    </style:style>
    <style:style style:name="T263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64" style:parent-style-name="Normal" style:family="paragraph">
      <style:paragraph-properties fo:widows="2" fo:orphans="2" style:vertical-align="auto" fo:margin-left="1in">
        <style:tab-stops/>
      </style:paragraph-properties>
      <style:text-properties fo:hyphenate="true"/>
    </style:style>
    <style:style style:name="T265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66" style:parent-style-name="Normal" style:family="paragraph">
      <style:paragraph-properties fo:widows="2" fo:orphans="2" style:vertical-align="auto" fo:margin-left="1in" fo:text-indent="0.5in">
        <style:tab-stops/>
      </style:paragraph-properties>
      <style:text-properties fo:hyphenate="true"/>
    </style:style>
    <style:style style:name="T267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68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269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70" style:parent-style-name="Normal" style:family="paragraph">
      <style:paragraph-properties fo:widows="2" fo:orphans="2" style:vertical-align="auto"/>
      <style:text-properties fo:hyphenate="true"/>
    </style:style>
    <style:style style:name="T271" style:parent-style-name="Fuentedepárrafopredeter." style:family="text">
      <style:text-properties style:font-name="Arial Narrow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272" style:parent-style-name="Standard" style:family="paragraph">
      <style:text-properties fo:language="es" fo:country="MX"/>
    </style:style>
    <style:style style:name="P273" style:parent-style-name="Standard" style:family="paragraph">
      <style:text-properties fo:language="es" fo:country="MX"/>
    </style:style>
    <style:style style:name="P274" style:parent-style-name="Standard" style:family="paragraph">
      <style:text-properties fo:language="es" fo:country="MX"/>
    </style:style>
    <style:style style:family="graphic" style:name="a0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Laboratorios</text:span><text:span text:style-name="T4"><text:s/>de<text:s/></text:span><text:span text:style-name="T5">computación</text:span></text:p>
      <text:p text:style-name="P6">salas A y B</text:p>
      <text:p text:style-name="P7"><text:span text:style-name="T8"><draw:connector draw:type="line" svg:x1="-0.12598in" svg:y1="0.23661in" svg:x2="7.27471in" svg:y2="0.23661in" draw:z-index="251658240" draw:id="id0" draw:style-name="a0" draw:name="Conector recto 114" text:anchor-type="paragraph"><svg:title/><svg:desc/></draw:connector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  <text:p text:style-name="P15">Profesor:</text:p>
          </table:table-cell>
          <table:table-cell table:style-name="TableCell16">
            <text:p text:style-name="P17"/>
            <text:p text:style-name="P18"><text:s/>Claudia Rodriguez.</text:p>
          </table:table-cell>
        </table:table-row>
        <table:table-row table:style-name="TableRow19">
          <table:table-cell table:style-name="TableCell20">
            <text:p text:style-name="P21"/>
            <text:p text:style-name="P22">Asignatura:</text:p>
          </table:table-cell>
          <table:table-cell table:style-name="TableCell23">
            <text:p text:style-name="P24"/>
            <text:p text:style-name="P25"><text:s/>Fundamentos de programación.</text:p>
          </table:table-cell>
        </table:table-row>
        <table:table-row table:style-name="TableRow26">
          <table:table-cell table:style-name="TableCell27">
            <text:p text:style-name="P28"/>
            <text:p text:style-name="P29">Grupo:</text:p>
          </table:table-cell>
          <table:table-cell table:style-name="TableCell30">
            <text:p text:style-name="P31"/>
            <text:p text:style-name="P32"><text:s/>1104</text:p>
          </table:table-cell>
        </table:table-row>
        <table:table-row table:style-name="TableRow33">
          <table:table-cell table:style-name="TableCell34">
            <text:p text:style-name="P35"/>
            <text:p text:style-name="P36">No de Práctica(s):</text:p>
          </table:table-cell>
          <table:table-cell table:style-name="TableCell37">
            <text:p text:style-name="P38"/>
            <text:p text:style-name="P39"><text:s/>5</text:p>
          </table:table-cell>
        </table:table-row>
        <table:table-row table:style-name="TableRow40">
          <table:table-cell table:style-name="TableCell41">
            <text:p text:style-name="P42"/>
            <text:p text:style-name="P43">Integrante(s):</text:p>
          </table:table-cell>
          <table:table-cell table:style-name="TableCell44">
            <text:p text:style-name="P45"/>
            <text:p text:style-name="P46"><text:s/>Sánchez Ramírez Andrea Carolina.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No. de Equipo de<text:s/>cómputo empleado</text:p>
          </table:table-cell>
          <table:table-cell table:style-name="TableCell55">
            <text:p text:style-name="P56"/>
            <text:p text:style-name="P57"><text:s/>47</text:p>
          </table:table-cell>
        </table:table-row>
        <table:table-row table:style-name="TableRow58">
          <table:table-cell table:style-name="TableCell59">
            <text:p text:style-name="P60"/>
            <text:p text:style-name="P61">Semestre:</text:p>
          </table:table-cell>
          <table:table-cell table:style-name="TableCell62">
            <text:p text:style-name="P63"/>
            <text:p text:style-name="P64"><text:s/>2019-1</text:p>
          </table:table-cell>
        </table:table-row>
        <table:table-row table:style-name="TableRow65">
          <table:table-cell table:style-name="TableCell66">
            <text:p text:style-name="P67"/>
            <text:p text:style-name="P68"><text:span text:style-name="T69">Fecha de entrega:</text:span></text:p>
          </table:table-cell>
          <table:table-cell table:style-name="TableCell70">
            <text:p text:style-name="P71"/>
            <text:p text:style-name="P72"><text:s/>16 Septiembre 2018</text:p>
          </table:table-cell>
        </table:table-row>
        <table:table-row table:style-name="TableRow73">
          <table:table-cell table:style-name="TableCell74">
            <text:p text:style-name="P75"/>
            <text:p text:style-name="P76"><text:span text:style-name="T77">Obervaciones:</text:span>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</table:table>
      <text:p text:style-name="P85"/>
      <text:p text:style-name="Standard"><text:span text:style-name="T86"><text:s text:c="45"/></text:span><text:span text:style-name="T87">CALIFICACIÓN: __________</text:span></text:p>
      <text:p text:style-name="P88"/>
      <text:soft-page-break/>
      <text:p text:style-name="P89">Objetivo:<text:s/></text:p>
      <text:p text:style-name="P90"/>
      <text:p text:style-name="P91">Elaborar pseudocódigos que representen soluciones algorítmicas empleando la<text:s/>sintaxis y semántica adecuadas.<text:s/></text:p>
      <text:p text:style-name="P92"/>
      <text:p text:style-name="P93">Actividades:</text:p>
      <text:p text:style-name="P94"/>
      <text:list text:style-name="LFO1" text:continue-numbering="true">
        <text:list-item>
          <text:p text:style-name="P95">Elaborar un pseudocódigo que represente la solución algorítmica de un problema en el cual requiera el uso de la estructura de control de flujo condicional.</text:p>
        </text:list-item>
        <text:list-item>
          <text:p text:style-name="P96">A través de un pseudocódigo, representar la solución<text:s/>algorítmica de un problema en el cual<text:s/>requiera el uso de la estructura de control iterativa.</text:p>
        </text:list-item>
      </text:list>
      <text:p text:style-name="P97">Desarrollo:</text:p>
      <text:p text:style-name="P98"/>
      <text:p text:style-name="P99">Primero conocí el concepto de<text:s/>pseudocódigo<text:s/>que muestra en forma de texto los pasos a seguir para<text:s/>solucionar un problema.</text:p>
      <text:p text:style-name="P100">Después revisamos<text:s/>la sintaxis que se emplea en el pseudocódigo, todos los comandos que se utilizan y la forma en la que se escriben:</text:p>
      <text:p text:style-name="P101"/>
      <text:list text:style-name="LFO5" text:continue-numbering="true">
        <text:list-item>
          <text:p text:style-name="P102">INICIO, FIN<text:s/>para limitar el pseudocódigo, las instrucciones van dentro de ellas.</text:p>
        </text:list-item>
        <text:list-item>
          <text:p text:style-name="P103">ESCRIBIR<text:s/>para indicar la escritura de los pasos.</text:p>
        </text:list-item>
        <text:list-item>
          <text:p text:style-name="P104">LEER<text:s/>para indicar la lectura de los pasos.</text:p>
        </text:list-item>
        <text:list-item>
          <text:p text:style-name="P105"><text:span text:style-name="T106">Los tipos de datos que se pueden utilizar:<text:s/></text:span></text:p>
        </text:list-item>
      </text:list>
      <text:p text:style-name="P107">ENTERO -&gt; valor entero positivo y/o negativo</text:p>
      <text:p text:style-name="P108">REAL -&gt; valor con punto flotante y signo</text:p>
      <text:p text:style-name="P109">BOOLEANO -&gt; valor de dos estados: verdadero o falso</text:p>
      <text:p text:style-name="P110">CARACTER -&gt; valor tipo carácter</text:p>
      <text:p text:style-name="P111"><text:span text:style-name="T112">CADENA -&gt; cadena de caracteres</text:span></text:p>
      <text:list text:style-name="LFO5" text:continue-numbering="true">
        <text:list-item>
          <text:p text:style-name="P113">SI, FIN SI<text:s/>para evaluar si una condición es verdadera o falsa.</text:p>
        </text:list-item>
        <text:list-item>
          <text:p text:style-name="P114">DE LO CONTRARIO, FIN DE LO CONTRARIO<text:s/>para evaluar si una condición es verdadera o falsa.<text:s/></text:p>
        </text:list-item>
        <text:list-item>
          <text:p text:style-name="P115">SELECCIONAR, FIN SELECCIONAR.<text:s/>CASO,<text:s/>DEFECTO<text:s/>evalua el valor definido en cada caso.</text:p>
        </text:list-item>
        <text:list-item>
          <text:p text:style-name="P116">MIENTRAS, FIN MIENTRAS<text:s/>ejecuta una serie de instrucciones mientras se cumpla una instrucción.</text:p>
        </text:list-item>
        <text:list-item>
          <text:p text:style-name="P117">Definir variables de la forma &lt;nombreVariable&gt;:&lt;tipoDeDato&gt;.</text:p>
        </text:list-item>
      </text:list>
      <text:p text:style-name="P118"/>
      <text:p text:style-name="P119"/>
      <text:p text:style-name="P120"/>
      <text:p text:style-name="P121"/>
      <text:soft-page-break/>
      <text:p text:style-name="P122">Pseudocódigo del área de un círculo:</text:p>
      <text:p text:style-name="P123"/>
      <text:p text:style-name="P124"><text:span text:style-name="T125"><text:s/></text:span><text:span text:style-name="T126">INICIO</text:span></text:p>
      <text:p text:style-name="P127"><text:s text:c="14"/>a, r: REAL</text:p>
      <text:p text:style-name="P128"><text:span text:style-name="T129"><text:s text:c="14"/>Pi=3.1416:  REAL, CONST</text:span></text:p>
      <text:p text:style-name="P130"/>
      <text:p text:style-name="P131"><text:span text:style-name="T132">ESCRIBIR "Ingresar el radio del círculo"</text:span></text:p>
      <text:p text:style-name="P133"><text:span text:style-name="T134">LEER r</text:span></text:p>
      <text:p text:style-name="P135"><text:span text:style-name="T136"><text:s text:c="15"/>a = Pi*r*r</text:span></text:p>
      <text:p text:style-name="P137"><text:span text:style-name="T138">ESCRIBIR “El area del circulo es: “, a</text:span></text:p>
      <text:p text:style-name="P139"><text:span text:style-name="T140"><text:s/>FIN</text:span></text:p>
      <text:p text:style-name="P141"><text:span text:style-name="T142">Pseudocódigo if: (x&gt;18) “Eres mayor de edad”:</text:span></text:p>
      <text:p text:style-name="P143"/>
      <text:p text:style-name="P144"><text:span text:style-name="T145">INICIO</text:span></text:p>
      <text:p text:style-name="P146"><text:span text:style-name="T147"><text:s text:c="11"/></text:span><text:span text:style-name="T148">edad: ENTERO</text:span></text:p>
      <text:p text:style-name="P149"/>
      <text:p text:style-name="P150"><text:span text:style-name="T151">ESCRIBIR “Ingresa tu edad”</text:span></text:p>
      <text:p text:style-name="P152"><text:span text:style-name="T153">LEER edad</text:span></text:p>
      <text:p text:style-name="P154"><text:span text:style-name="T155">SI edad&gt;=18 ENTONCES<text:s/></text:span></text:p>
      <text:p text:style-name="P156">ESCRIBIR “Eres mayor de edad”<text:s/></text:p>
      <text:p text:style-name="P157"><text:span text:style-name="T158">FIN SI</text:span></text:p>
      <text:p text:style-name="P159"/>
      <text:p text:style-name="P160"><text:span text:style-name="T161">DE LO CONTRARIO<text:s/></text:span></text:p>
      <text:p text:style-name="P162"><text:span text:style-name="T163"><text:s/>      ESCRIBIR “Eres menor de edad”</text:span></text:p>
      <text:p text:style-name="P164"><text:span text:style-name="T165">FIN DE LO CONTRARIO</text:span></text:p>
      <text:p text:style-name="P166"><text:span text:style-name="T167">FIN</text:span></text:p>
      <text:p text:style-name="P168"><text:span text:style-name="T169">Pseudocódigo sistema de ecuaciones:</text:span></text:p>
      <text:p text:style-name="P170"><text:span text:style-name="T171">INICIO</text:span></text:p>
      <text:p text:style-name="P172"><text:s/>x, y: ENTERO<text:s/></text:p>
      <text:p text:style-name="P173"/>
      <text:p text:style-name="P174"><text:span text:style-name="T175">ESCRIBIR “Dame el valor de x”</text:span></text:p>
      <text:p text:style-name="P176"><text:span text:style-name="T177">LEER x</text:span></text:p>
      <text:p text:style-name="P178"><text:span text:style-name="T179">SI x&gt;2 ENTONCES</text:span></text:p>
      <text:p text:style-name="P180"><text:span text:style-name="T181">y=(x*x) +(3*x)-2</text:span></text:p>
      <text:p text:style-name="P182"><text:span text:style-name="T183"><text:s/>          </text:span><text:span text:style-name="T184"><text:tab/></text:span><text:span text:style-name="T185"><text:tab/>ESCRIBIR “El valor de y es:”, y<text:s/></text:span></text:p>
      <text:p text:style-name="P186">FIN SI<text:tab/></text:p>
      <text:p text:style-name="P187"/>
      <text:p text:style-name="P188"><text:span text:style-name="T189">DE LO CONTRARIO</text:span></text:p>
      <text:p text:style-name="P190"><text:span text:style-name="T191">SI x&lt;2 ENTONCES</text:span></text:p>
      <text:p text:style-name="P192"><text:span text:style-name="T193">y=(2*x*x) +(x)+8</text:span></text:p>
      <text:p text:style-name="P194"><text:span text:style-name="T195"><text:s/>          </text:span><text:span text:style-name="T196"><text:tab/></text:span><text:span text:style-name="T197"><text:tab/>ESCRIBIR “El valor de y es:”, y</text:span></text:p>
      <text:p text:style-name="P198">FIN SI<text:s/></text:p>
      <text:p text:style-name="P199"><text:span text:style-name="T200"><text:s text:c="15"/></text:span><text:span text:style-name="T201">FIN DE LO CONTRARIO</text:span></text:p>
      <text:p text:style-name="P202"/>
      <text:p text:style-name="P203"><text:span text:style-name="T204"><text:s text:c="15"/></text:span><text:span text:style-name="T205">DE LO CONTRARIO</text:span></text:p>
      <text:p text:style-name="P206"><text:span text:style-name="T207"><text:s text:c="29"/></text:span><text:span text:style-name="T208">Si x=2 ENTONCES</text:span></text:p>
      <text:p text:style-name="P209"><text:s text:c="43"/>ESCRIBIR “No hay solución”</text:p>
      <text:p text:style-name="P210"><text:s text:c="27"/>FIN SI<text:s/></text:p>
      <text:p text:style-name="P211"><text:span text:style-name="T212">FIN DE LO CONTRARIO</text:span></text:p>
      <text:p text:style-name="P213">FIN</text:p>
      <text:p text:style-name="P214"/>
      <text:p text:style-name="P215"><text:span text:style-name="T216">Pseudocódigo de 1 a 100 de uno en uno usando en while.</text:span></text:p>
      <text:p text:style-name="P217"/>
      <text:p text:style-name="P218"><text:span text:style-name="T219">INICIO</text:span></text:p>
      <text:p text:style-name="P220"><text:span text:style-name="T221"><text:tab/>a: ENTERO</text:span></text:p>
      <text:p text:style-name="P222"><text:span text:style-name="T223"><text:tab/>a: =1</text:span></text:p>
      <text:p text:style-name="P224"><text:span text:style-name="T225"><text:tab/>HACER</text:span></text:p>
      <text:p text:style-name="P226"><text:span text:style-name="T227">ESCRIBIR a</text:span></text:p>
      <text:p text:style-name="P228"><text:span text:style-name="T229">a=a+1</text:span></text:p>
      <text:p text:style-name="P230"><text:span text:style-name="T231">MIENTRAS a&lt;=100</text:span></text:p>
      <text:p text:style-name="P232"><text:span text:style-name="T233">FIN</text:span></text:p>
      <text:p text:style-name="P234"/>
      <text:p text:style-name="P235">Pseudocódigo menú de altas y bajas.</text:p>
      <text:p text:style-name="P236"/>
      <text:p text:style-name="P237"><text:span text:style-name="T238">INICIO</text:span></text:p>
      <text:p text:style-name="P239"><text:tab/>x: ENTERO</text:p>
      <text:p text:style-name="P240"/>
      <text:p text:style-name="P241"><text:span text:style-name="T242">ESCRIBIR “MENÚ”</text:span></text:p>
      <text:p text:style-name="P243"><text:span text:style-name="T244">ESCRIBIR “1.- ALTAS, 2.- BAJAS, 3.- CAMBIOS”</text:span></text:p>
      <text:p text:style-name="P245"><text:span text:style-name="T246">ESCRIBIR “Selecciona una opción”</text:span></text:p>
      <text:p text:style-name="P247">LEER x<text:s/><text:tab/></text:p>
      <text:p text:style-name="P248"/>
      <text:p text:style-name="P249"><text:span text:style-name="T250">SELECCIONAR (x) EN<text:s/></text:span></text:p>
      <text:p text:style-name="P251"><text:span text:style-name="T252">CASO 1 -&gt;<text:s/></text:span><text:span text:style-name="T253"><text:tab/></text:span></text:p>
      <text:p text:style-name="P254"><text:span text:style-name="T255">ESCRIBIR "Seleccionaste altas"<text:s/></text:span></text:p>
      <text:p text:style-name="P256"><text:span text:style-name="T257">CASO 2 -&gt;<text:s/></text:span></text:p>
      <text:p text:style-name="P258"><text:span text:style-name="T259">ESCRIBIR "Seleccionaste bajas."<text:s/></text:span></text:p>
      <text:p text:style-name="P260"><text:span text:style-name="T261">CASO 3 -&gt;<text:s/></text:span></text:p>
      <text:p text:style-name="P262"><text:span text:style-name="T263">ESCRIBIR "Seleccionaste cambios"<text:s/></text:span></text:p>
      <text:p text:style-name="P264"><text:span text:style-name="T265">DEFECTO -&gt;<text:s/></text:span></text:p>
      <text:p text:style-name="P266"><text:span text:style-name="T267">ESCRIBIR "No existe opción"<text:s/></text:span></text:p>
      <text:p text:style-name="P268"><text:span text:style-name="T269">FIN SELECCIONAR</text:span></text:p>
      <text:p text:style-name="P270"><text:span text:style-name="T271">FIN</text:span></text:p>
      <text:p text:style-name="P272"/>
      <text:p text:style-name="P273">Conclusión:<text:s/></text:p>
      <text:p text:style-name="P274">Elaboré todos los<text:s/>pseudocódigos, conociendo así toda la semántica y la sintaxis necesaria para resolver<text:s/>problemas específicos, y puedo concluir que los pseudocódigos son una herramienta muy útil para conocer con que <text:s/>elementos vamos a trabajar y como los podemos utilizar en la solución de cualquier problema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6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apple-tab-span" style:display-name="apple-tab-spa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ndrea Sánchez Ramírez</dc:creator>
    <meta:creation-date>2018-09-10T15:20:00Z</meta:creation-date>
    <dc:date>2018-09-17T00:41:00Z</dc:date>
    <meta:template xlink:href="Normal" xlink:type="simple"/>
    <meta:editing-cycles>4</meta:editing-cycles>
    <meta:editing-duration>PT24300S</meta:editing-duration>
    <meta:document-statistic meta:page-count="4" meta:paragraph-count="7" meta:word-count="579" meta:character-count="3759" meta:row-count="26" meta:non-whitespace-character-count="3187"/>
  </office:meta>
</office:document-meta>
</file>